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2.8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Outpu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Задание 2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Ɵ(n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float" office:value="65527" calcext:value-type="float">
            <text:p>65527</text:p>
          </table:table-cell>
          <table:table-cell table:style-name="ce3" office:value-type="float" office:value="65528" calcext:value-type="float">
            <text:p>65528</text:p>
          </table:table-cell>
          <table:table-cell table:style-name="ce3" office:value-type="float" office:value="65529" calcext:value-type="float">
            <text:p>65529</text:p>
          </table:table-cell>
          <table:table-cell table:style-name="ce3" office:value-type="float" office:value="65530" calcext:value-type="float">
            <text:p>65530</text:p>
          </table:table-cell>
          <table:table-cell table:style-name="ce3" office:value-type="float" office:value="65531" calcext:value-type="float">
            <text:p>65531</text:p>
          </table:table-cell>
          <table:table-cell table:style-name="ce3" office:value-type="float" office:value="65532" calcext:value-type="float">
            <text:p>65532</text:p>
          </table:table-cell>
          <table:table-cell table:style-name="ce3" office:value-type="float" office:value="65533" calcext:value-type="float">
            <text:p>65533</text:p>
          </table:table-cell>
          <table:table-cell table:style-name="ce3" office:value-type="float" office:value="65534" calcext:value-type="float">
            <text:p>65534</text:p>
          </table:table-cell>
          <table:table-cell table:style-name="ce3" office:value-type="float" office:value="65535" calcext:value-type="float">
            <text:p>65535</text:p>
          </table:table-cell>
          <table:table-cell table:style-name="ce3" office:value-type="float" office:value="65536" calcext:value-type="float">
            <text:p>65536</text:p>
          </table:table-cell>
          <table:table-cell/>
          <table:table-cell>
            <draw:frame table:end-cell-address="Лист1.AB35" table:end-x="0.74cm" table:end-y="0.501cm" draw:z-index="0" draw:name="Диаграмма 5" draw:style-name="gr1" draw:text-style-name="P1" svg:width="32.225cm" svg:height="16.879cm" svg:x="0.132cm" svg:y="0.026cm">
              <draw:object draw:notify-on-update-of-ranges="Лист1.B4:Лист1.K4 Лист1.A5:Лист1.A5 Лист1.B5:Лист1.K5 Лист1.A6:Лист1.A6 Лист1.B6:Лист1.K6 Лист1.A7:Лист1.A7 Лист1.B7:Лист1.K7 Лист1.A8:Лист1.A8 Лист1.B8:Лист1.K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µ=1</text:p>
          </table:table-cell>
          <table:table-cell table:style-name="ce4" office:value-type="float" office:value="195.759" calcext:value-type="float">
            <text:p>195,759</text:p>
          </table:table-cell>
          <table:table-cell table:style-name="ce4" office:value-type="float" office:value="127.275" calcext:value-type="float">
            <text:p>127,275</text:p>
          </table:table-cell>
          <table:table-cell table:style-name="ce4" office:value-type="float" office:value="82.4007" calcext:value-type="float">
            <text:p>82,4007</text:p>
          </table:table-cell>
          <table:table-cell table:style-name="ce4" office:value-type="float" office:value="52.9964" calcext:value-type="float">
            <text:p>52,9964</text:p>
          </table:table-cell>
          <table:table-cell table:style-name="ce4" office:value-type="float" office:value="33.7285" calcext:value-type="float">
            <text:p>33,7285</text:p>
          </table:table-cell>
          <table:table-cell table:style-name="ce4" office:value-type="float" office:value="21.1026" calcext:value-type="float">
            <text:p>21,1026</text:p>
          </table:table-cell>
          <table:table-cell table:style-name="ce4" office:value-type="float" office:value="12.829" calcext:value-type="float">
            <text:p>12,829</text:p>
          </table:table-cell>
          <table:table-cell table:style-name="ce4" office:value-type="float" office:value="7.40721" calcext:value-type="float">
            <text:p>7,40721</text:p>
          </table:table-cell>
          <table:table-cell table:style-name="ce4" office:value-type="float" office:value="3.85424" calcext:value-type="float">
            <text:p>3,85424</text:p>
          </table:table-cell>
          <table:table-cell table:style-name="ce4" office:value-type="float" office:value="1.52588" calcext:value-type="float">
            <text:p>1,525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µ=10</text:p>
          </table:table-cell>
          <table:table-cell table:style-name="ce5" office:value-type="float" office:value="73271700000" calcext:value-type="float">
            <text:p>7,33E+10</text:p>
          </table:table-cell>
          <table:table-cell table:style-name="ce5" office:value-type="float" office:value="4801280000" calcext:value-type="float">
            <text:p>4,80E+09</text:p>
          </table:table-cell>
          <table:table-cell table:style-name="ce5" office:value-type="float" office:value="314618000" calcext:value-type="float">
            <text:p>3,15E+08</text:p>
          </table:table-cell>
          <table:table-cell table:style-name="ce5" office:value-type="float" office:value="20616600" calcext:value-type="float">
            <text:p>2,06E+07</text:p>
          </table:table-cell>
          <table:table-cell table:style-name="ce5" office:value-type="float" office:value="1351010" calcext:value-type="float">
            <text:p>1,35E+06</text:p>
          </table:table-cell>
          <table:table-cell table:style-name="ce5" office:value-type="float" office:value="88532.7" calcext:value-type="float">
            <text:p>8,85E+04</text:p>
          </table:table-cell>
          <table:table-cell table:style-name="ce5" office:value-type="float" office:value="5801.62" calcext:value-type="float">
            <text:p>5,80E+03</text:p>
          </table:table-cell>
          <table:table-cell table:style-name="ce5" office:value-type="float" office:value="380.098" calcext:value-type="float">
            <text:p>3,80E+02</text:p>
          </table:table-cell>
          <table:table-cell table:style-name="ce5" office:value-type="float" office:value="24.8093" calcext:value-type="float">
            <text:p>2,48E+01</text:p>
          </table:table-cell>
          <table:table-cell table:style-name="ce5" office:value-type="float" office:value="1.52588" calcext:value-type="float">
            <text:p>1,53E+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µ=100</text:p>
          </table:table-cell>
          <table:table-cell table:style-name="ce5" office:value-type="float" office:value="6.89215E+019" calcext:value-type="float">
            <text:p>6,89E+19</text:p>
          </table:table-cell>
          <table:table-cell table:style-name="ce5" office:value-type="float" office:value="4.51622E+017" calcext:value-type="float">
            <text:p>4,52E+17</text:p>
          </table:table-cell>
          <table:table-cell table:style-name="ce5" office:value-type="float" office:value="2959390000000000" calcext:value-type="float">
            <text:p>2,96E+15</text:p>
          </table:table-cell>
          <table:table-cell table:style-name="ce5" office:value-type="float" office:value="19392600000000" calcext:value-type="float">
            <text:p>1,94E+13</text:p>
          </table:table-cell>
          <table:table-cell table:style-name="ce5" office:value-type="float" office:value="127079000000" calcext:value-type="float">
            <text:p>1,27E+11</text:p>
          </table:table-cell>
          <table:table-cell table:style-name="ce5" office:value-type="float" office:value="832764000" calcext:value-type="float">
            <text:p>8,33E+08</text:p>
          </table:table-cell>
          <table:table-cell table:style-name="ce5" office:value-type="float" office:value="5457270" calcext:value-type="float">
            <text:p>5,46E+06</text:p>
          </table:table-cell>
          <table:table-cell table:style-name="ce5" office:value-type="float" office:value="35763.1" calcext:value-type="float">
            <text:p>3,58E+04</text:p>
          </table:table-cell>
          <table:table-cell table:style-name="ce5" office:value-type="float" office:value="234.36" calcext:value-type="float">
            <text:p>2,34E+02</text:p>
          </table:table-cell>
          <table:table-cell table:style-name="ce5" office:value-type="float" office:value="1.52588" calcext:value-type="float">
            <text:p>1,53E+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µ=1000</text:p>
          </table:table-cell>
          <table:table-cell table:style-name="ce5" office:value-type="float" office:value="6.85147E+028" calcext:value-type="float">
            <text:p>6,85E+28</text:p>
          </table:table-cell>
          <table:table-cell table:style-name="ce5" office:value-type="float" office:value="4.48956E+025" calcext:value-type="float">
            <text:p>4,49E+25</text:p>
          </table:table-cell>
          <table:table-cell table:style-name="ce5" office:value-type="float" office:value="2.94192E+022" calcext:value-type="float">
            <text:p>2,94E+22</text:p>
          </table:table-cell>
          <table:table-cell table:style-name="ce5" office:value-type="float" office:value="1.92781E+019" calcext:value-type="float">
            <text:p>1,93E+19</text:p>
          </table:table-cell>
          <table:table-cell table:style-name="ce5" office:value-type="float" office:value="1.26329E+016" calcext:value-type="float">
            <text:p>1,26E+16</text:p>
          </table:table-cell>
          <table:table-cell table:style-name="ce5" office:value-type="float" office:value="8278490000000" calcext:value-type="float">
            <text:p>8,28E+12</text:p>
          </table:table-cell>
          <table:table-cell table:style-name="ce5" office:value-type="float" office:value="5425060000" calcext:value-type="float">
            <text:p>5,43E+09</text:p>
          </table:table-cell>
          <table:table-cell table:style-name="ce5" office:value-type="float" office:value="3555210" calcext:value-type="float">
            <text:p>3,56E+06</text:p>
          </table:table-cell>
          <table:table-cell table:style-name="ce4" office:value-type="float" office:value="2329.87" calcext:value-type="float">
            <text:p>2329,87</text:p>
          </table:table-cell>
          <table:table-cell table:style-name="ce5" office:value-type="float" office:value="1.52588" calcext:value-type="float">
            <text:p>1,53E+00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дание 2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Ɵ(n)</text:p>
          </table:table-cell>
          <table:table-cell table:number-columns-repeated="11"/>
          <table:table-cell>
            <draw:frame table:end-cell-address="Лист2.AC34" table:end-x="0.184cm" table:end-y="0.29cm" draw:z-index="0" draw:name="Диаграмма 1" draw:style-name="gr1" draw:text-style-name="P1" svg:width="33.857cm" svg:height="16.192cm" svg:x="0.053cm" svg:y="0.503cm">
              <draw:object draw:notify-on-update-of-ranges="Лист2.B4:Лист2.K4 Лист2.A5:Лист2.A5 Лист2.B5:Лист2.K5 Лист2.A6:Лист2.A6 Лист2.B6:Лист2.K6 Лист2.A7:Лист2.A7 Лист2.B7:Лист2.K7 Лист2.A8:Лист2.A8 Лист2.B8:Лист2.K8 Лист2.A9:Лист2.A9 Лист2.B9:Лист2.K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65527" calcext:value-type="float">
            <text:p>65527</text:p>
          </table:table-cell>
          <table:table-cell table:style-name="ce3" office:value-type="float" office:value="65528" calcext:value-type="float">
            <text:p>65528</text:p>
          </table:table-cell>
          <table:table-cell table:style-name="ce3" office:value-type="float" office:value="65529" calcext:value-type="float">
            <text:p>65529</text:p>
          </table:table-cell>
          <table:table-cell table:style-name="ce3" office:value-type="float" office:value="65530" calcext:value-type="float">
            <text:p>65530</text:p>
          </table:table-cell>
          <table:table-cell table:style-name="ce3" office:value-type="float" office:value="65531" calcext:value-type="float">
            <text:p>65531</text:p>
          </table:table-cell>
          <table:table-cell table:style-name="ce3" office:value-type="float" office:value="65532" calcext:value-type="float">
            <text:p>65532</text:p>
          </table:table-cell>
          <table:table-cell table:style-name="ce3" office:value-type="float" office:value="65533" calcext:value-type="float">
            <text:p>65533</text:p>
          </table:table-cell>
          <table:table-cell table:style-name="ce3" office:value-type="float" office:value="65534" calcext:value-type="float">
            <text:p>65534</text:p>
          </table:table-cell>
          <table:table-cell table:style-name="ce3" office:value-type="float" office:value="65535" calcext:value-type="float">
            <text:p>65535</text:p>
          </table:table-cell>
          <table:table-cell table:style-name="ce3" office:value-type="float" office:value="65536" calcext:value-type="float">
            <text:p>6553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pan text:style-name="T1">λ=1E-5</text:span></text:p>
          </table:table-cell>
          <table:table-cell table:style-name="ce4" office:value-type="float" office:value="195.759" calcext:value-type="float">
            <text:p>195,759</text:p>
          </table:table-cell>
          <table:table-cell table:style-name="ce4" office:value-type="float" office:value="127.275" calcext:value-type="float">
            <text:p>127,275</text:p>
          </table:table-cell>
          <table:table-cell table:style-name="ce4" office:value-type="float" office:value="82.4007" calcext:value-type="float">
            <text:p>82,4007</text:p>
          </table:table-cell>
          <table:table-cell table:style-name="ce4" office:value-type="float" office:value="52.9964" calcext:value-type="float">
            <text:p>52,9964</text:p>
          </table:table-cell>
          <table:table-cell table:style-name="ce4" office:value-type="float" office:value="33.7285" calcext:value-type="float">
            <text:p>33,7285</text:p>
          </table:table-cell>
          <table:table-cell table:style-name="ce4" office:value-type="float" office:value="21.1026" calcext:value-type="float">
            <text:p>21,1026</text:p>
          </table:table-cell>
          <table:table-cell table:style-name="ce4" office:value-type="float" office:value="12.829" calcext:value-type="float">
            <text:p>12,829</text:p>
          </table:table-cell>
          <table:table-cell table:style-name="ce4" office:value-type="float" office:value="7.40721" calcext:value-type="float">
            <text:p>7,40721</text:p>
          </table:table-cell>
          <table:table-cell table:style-name="ce4" office:value-type="float" office:value="3.85424" calcext:value-type="float">
            <text:p>3,85424</text:p>
          </table:table-cell>
          <table:table-cell table:style-name="ce4" office:value-type="float" office:value="1.52588" calcext:value-type="float">
            <text:p>1,525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pan text:style-name="T1">λ=1E-6</text:span></text:p>
          </table:table-cell>
          <table:table-cell table:style-name="ce5" office:value-type="float" office:value="732717000000" calcext:value-type="float">
            <text:p>7,33E+11</text:p>
          </table:table-cell>
          <table:table-cell table:style-name="ce5" office:value-type="float" office:value="48012800000" calcext:value-type="float">
            <text:p>4,80E+10</text:p>
          </table:table-cell>
          <table:table-cell table:style-name="ce5" office:value-type="float" office:value="3146180000" calcext:value-type="float">
            <text:p>3,15E+09</text:p>
          </table:table-cell>
          <table:table-cell table:style-name="ce5" office:value-type="float" office:value="206166000" calcext:value-type="float">
            <text:p>2,06E+08</text:p>
          </table:table-cell>
          <table:table-cell table:style-name="ce5" office:value-type="float" office:value="13510100" calcext:value-type="float">
            <text:p>1,35E+07</text:p>
          </table:table-cell>
          <table:table-cell table:style-name="ce4" office:value-type="float" office:value="885327" calcext:value-type="float">
            <text:p>885327</text:p>
          </table:table-cell>
          <table:table-cell table:style-name="ce4" office:value-type="float" office:value="58016.2" calcext:value-type="float">
            <text:p>58016,2</text:p>
          </table:table-cell>
          <table:table-cell table:style-name="ce4" office:value-type="float" office:value="3800.98" calcext:value-type="float">
            <text:p>3800,98</text:p>
          </table:table-cell>
          <table:table-cell table:style-name="ce4" office:value-type="float" office:value="248.093" calcext:value-type="float">
            <text:p>248,093</text:p>
          </table:table-cell>
          <table:table-cell table:style-name="ce4" office:value-type="float" office:value="15.2588" calcext:value-type="float">
            <text:p>15,25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pan text:style-name="T1">λ=1E-7</text:span></text:p>
          </table:table-cell>
          <table:table-cell table:style-name="ce5" office:value-type="float" office:value="6.89215E+021" calcext:value-type="float">
            <text:p>6,89E+21</text:p>
          </table:table-cell>
          <table:table-cell table:style-name="ce5" office:value-type="float" office:value="4.51622E+019" calcext:value-type="float">
            <text:p>4,52E+19</text:p>
          </table:table-cell>
          <table:table-cell table:style-name="ce5" office:value-type="float" office:value="2.95939E+017" calcext:value-type="float">
            <text:p>2,96E+17</text:p>
          </table:table-cell>
          <table:table-cell table:style-name="ce5" office:value-type="float" office:value="1939260000000000" calcext:value-type="float">
            <text:p>1,94E+15</text:p>
          </table:table-cell>
          <table:table-cell table:style-name="ce5" office:value-type="float" office:value="12707900000000" calcext:value-type="float">
            <text:p>1,27E+13</text:p>
          </table:table-cell>
          <table:table-cell table:style-name="ce5" office:value-type="float" office:value="83276400000" calcext:value-type="float">
            <text:p>8,33E+10</text:p>
          </table:table-cell>
          <table:table-cell table:style-name="ce5" office:value-type="float" office:value="545727000" calcext:value-type="float">
            <text:p>5,46E+08</text:p>
          </table:table-cell>
          <table:table-cell table:style-name="ce5" office:value-type="float" office:value="3576310" calcext:value-type="float">
            <text:p>3,58E+06</text:p>
          </table:table-cell>
          <table:table-cell table:style-name="ce4" office:value-type="float" office:value="23436" calcext:value-type="float">
            <text:p>23436</text:p>
          </table:table-cell>
          <table:table-cell table:style-name="ce4" office:value-type="float" office:value="152.588" calcext:value-type="float">
            <text:p>152,5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pan text:style-name="T1">λ=1E-8</text:span></text:p>
          </table:table-cell>
          <table:table-cell table:style-name="ce5" office:value-type="float" office:value="6.85147E+031" calcext:value-type="float">
            <text:p>6,85E+31</text:p>
          </table:table-cell>
          <table:table-cell table:style-name="ce5" office:value-type="float" office:value="4.48956E+028" calcext:value-type="float">
            <text:p>4,49E+28</text:p>
          </table:table-cell>
          <table:table-cell table:style-name="ce5" office:value-type="float" office:value="2.94192E+025" calcext:value-type="float">
            <text:p>2,94E+25</text:p>
          </table:table-cell>
          <table:table-cell table:style-name="ce5" office:value-type="float" office:value="1.92781E+022" calcext:value-type="float">
            <text:p>1,93E+22</text:p>
          </table:table-cell>
          <table:table-cell table:style-name="ce5" office:value-type="float" office:value="1.26329E+019" calcext:value-type="float">
            <text:p>1,26E+19</text:p>
          </table:table-cell>
          <table:table-cell table:style-name="ce5" office:value-type="float" office:value="8278490000000000" calcext:value-type="float">
            <text:p>8,28E+15</text:p>
          </table:table-cell>
          <table:table-cell table:style-name="ce5" office:value-type="float" office:value="5425060000000" calcext:value-type="float">
            <text:p>5,43E+12</text:p>
          </table:table-cell>
          <table:table-cell table:style-name="ce5" office:value-type="float" office:value="3555210000" calcext:value-type="float">
            <text:p>3,56E+09</text:p>
          </table:table-cell>
          <table:table-cell table:style-name="ce5" office:value-type="float" office:value="2329870" calcext:value-type="float">
            <text:p>2,33E+06</text:p>
          </table:table-cell>
          <table:table-cell table:style-name="ce4" office:value-type="float" office:value="1525.88" calcext:value-type="float">
            <text:p>1525,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pan text:style-name="T1">λ=1E-9</text:span></text:p>
          </table:table-cell>
          <table:table-cell table:style-name="ce5" office:value-type="float" office:value="6.84743E+041" calcext:value-type="float">
            <text:p>6,85E+41</text:p>
          </table:table-cell>
          <table:table-cell table:style-name="ce5" office:value-type="float" office:value="4.48691E+037" calcext:value-type="float">
            <text:p>4,49E+37</text:p>
          </table:table-cell>
          <table:table-cell table:style-name="ce5" office:value-type="float" office:value="2.94018E+033" calcext:value-type="float">
            <text:p>2,94E+33</text:p>
          </table:table-cell>
          <table:table-cell table:style-name="ce5" office:value-type="float" office:value="1.92667E+029" calcext:value-type="float">
            <text:p>1,93E+29</text:p>
          </table:table-cell>
          <table:table-cell table:style-name="ce5" office:value-type="float" office:value="1.26255E+025" calcext:value-type="float">
            <text:p>1,26E+25</text:p>
          </table:table-cell>
          <table:table-cell table:style-name="ce5" office:value-type="float" office:value="8.27361E+020" calcext:value-type="float">
            <text:p>8,27E+20</text:p>
          </table:table-cell>
          <table:table-cell table:style-name="ce5" office:value-type="float" office:value="5.42186E+016" calcext:value-type="float">
            <text:p>5,42E+16</text:p>
          </table:table-cell>
          <table:table-cell table:style-name="ce5" office:value-type="float" office:value="3553110000000" calcext:value-type="float">
            <text:p>3,55E+12</text:p>
          </table:table-cell>
          <table:table-cell table:style-name="ce5" office:value-type="float" office:value="232849000" calcext:value-type="float">
            <text:p>2,33E+08</text:p>
          </table:table-cell>
          <table:table-cell table:style-name="ce4" office:value-type="float" office:value="15258.8" calcext:value-type="float">
            <text:p>15258,8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дание 2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Ɵ(n)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float" office:value="65527" calcext:value-type="float">
            <text:p>65527</text:p>
          </table:table-cell>
          <table:table-cell table:style-name="ce3" office:value-type="float" office:value="65528" calcext:value-type="float">
            <text:p>65528</text:p>
          </table:table-cell>
          <table:table-cell table:style-name="ce3" office:value-type="float" office:value="65529" calcext:value-type="float">
            <text:p>65529</text:p>
          </table:table-cell>
          <table:table-cell table:style-name="ce3" office:value-type="float" office:value="65530" calcext:value-type="float">
            <text:p>65530</text:p>
          </table:table-cell>
          <table:table-cell table:style-name="ce3" office:value-type="float" office:value="65531" calcext:value-type="float">
            <text:p>65531</text:p>
          </table:table-cell>
          <table:table-cell table:style-name="ce3" office:value-type="float" office:value="65532" calcext:value-type="float">
            <text:p>65532</text:p>
          </table:table-cell>
          <table:table-cell table:style-name="ce3" office:value-type="float" office:value="65533" calcext:value-type="float">
            <text:p>65533</text:p>
          </table:table-cell>
          <table:table-cell table:style-name="ce3" office:value-type="float" office:value="65534" calcext:value-type="float">
            <text:p>65534</text:p>
          </table:table-cell>
          <table:table-cell table:style-name="ce3" office:value-type="float" office:value="65535" calcext:value-type="float">
            <text:p>65535</text:p>
          </table:table-cell>
          <table:table-cell table:style-name="ce3" office:value-type="float" office:value="65536" calcext:value-type="float">
            <text:p>65536</text:p>
          </table:table-cell>
          <table:table-cell/>
          <table:table-cell>
            <draw:frame table:end-cell-address="Лист3.AB35" table:end-x="1.613cm" table:end-y="0.528cm" draw:z-index="0" draw:name="Диаграмма 1" draw:style-name="gr1" draw:text-style-name="P1" svg:width="33.178cm" svg:height="16.879cm" svg:x="0.053cm" svg:y="0.053cm">
              <draw:object draw:notify-on-update-of-ranges="Лист3.B4:Лист3.K4 Лист3.A5:Лист3.A5 Лист3.B5:Лист3.K5 Лист3.A6:Лист3.A6 Лист3.B6:Лист3.K6 Лист3.A7:Лист3.A7 Лист3.B7:Лист3.K7 Лист3.A8:Лист3.A8 Лист3.B8:Лист3.K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m=1</text:p>
          </table:table-cell>
          <table:table-cell table:style-name="ce4" office:value-type="float" office:value="195.759" calcext:value-type="float">
            <text:p>195,759</text:p>
          </table:table-cell>
          <table:table-cell table:style-name="ce4" office:value-type="float" office:value="127.275" calcext:value-type="float">
            <text:p>127,275</text:p>
          </table:table-cell>
          <table:table-cell table:style-name="ce4" office:value-type="float" office:value="82.4007" calcext:value-type="float">
            <text:p>82,4007</text:p>
          </table:table-cell>
          <table:table-cell table:style-name="ce4" office:value-type="float" office:value="52.9964" calcext:value-type="float">
            <text:p>52,9964</text:p>
          </table:table-cell>
          <table:table-cell table:style-name="ce4" office:value-type="float" office:value="33.7285" calcext:value-type="float">
            <text:p>33,7285</text:p>
          </table:table-cell>
          <table:table-cell table:style-name="ce4" office:value-type="float" office:value="21.1026" calcext:value-type="float">
            <text:p>21,1026</text:p>
          </table:table-cell>
          <table:table-cell table:style-name="ce4" office:value-type="float" office:value="12.829" calcext:value-type="float">
            <text:p>12,829</text:p>
          </table:table-cell>
          <table:table-cell table:style-name="ce4" office:value-type="float" office:value="7.40721" calcext:value-type="float">
            <text:p>7,40721</text:p>
          </table:table-cell>
          <table:table-cell table:style-name="ce4" office:value-type="float" office:value="3.85424" calcext:value-type="float">
            <text:p>3,85424</text:p>
          </table:table-cell>
          <table:table-cell table:style-name="ce4" office:value-type="float" office:value="1.52588" calcext:value-type="float">
            <text:p>1,525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=2</text:p>
          </table:table-cell>
          <table:table-cell table:style-name="ce4" office:value-type="float" office:value="34613.4" calcext:value-type="float">
            <text:p>34613,4</text:p>
          </table:table-cell>
          <table:table-cell table:style-name="ce4" office:value-type="float" office:value="11340.1" calcext:value-type="float">
            <text:p>11340,1</text:p>
          </table:table-cell>
          <table:table-cell table:style-name="ce4" office:value-type="float" office:value="3714.96" calcext:value-type="float">
            <text:p>3714,96</text:p>
          </table:table-cell>
          <table:table-cell table:style-name="ce4" office:value-type="float" office:value="1216.69" calcext:value-type="float">
            <text:p>1216,69</text:p>
          </table:table-cell>
          <table:table-cell table:style-name="ce4" office:value-type="float" office:value="398.148" calcext:value-type="float">
            <text:p>398,148</text:p>
          </table:table-cell>
          <table:table-cell table:style-name="ce4" office:value-type="float" office:value="129.955" calcext:value-type="float">
            <text:p>129,955</text:p>
          </table:table-cell>
          <table:table-cell table:style-name="ce4" office:value-type="float" office:value="42.0811" calcext:value-type="float">
            <text:p>42,0811</text:p>
          </table:table-cell>
          <table:table-cell table:style-name="ce4" office:value-type="float" office:value="13.2885" calcext:value-type="float">
            <text:p>13,2885</text:p>
          </table:table-cell>
          <table:table-cell table:style-name="ce4" office:value-type="float" office:value="3.85424" calcext:value-type="float">
            <text:p>3,85424</text:p>
          </table:table-cell>
          <table:table-cell table:style-name="ce4" office:value-type="float" office:value="1.52588" calcext:value-type="float">
            <text:p>1,525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=3</text:p>
          </table:table-cell>
          <table:table-cell table:style-name="ce4" office:value-type="float" office:value="578047" calcext:value-type="float">
            <text:p>578047</text:p>
          </table:table-cell>
          <table:table-cell table:style-name="ce4" office:value-type="float" office:value="126259" calcext:value-type="float">
            <text:p>126259</text:p>
          </table:table-cell>
          <table:table-cell table:style-name="ce4" office:value-type="float" office:value="27577.9" calcext:value-type="float">
            <text:p>27577,9</text:p>
          </table:table-cell>
          <table:table-cell table:style-name="ce4" office:value-type="float" office:value="6023.51" calcext:value-type="float">
            <text:p>6023,51</text:p>
          </table:table-cell>
          <table:table-cell table:style-name="ce4" office:value-type="float" office:value="1315.4" calcext:value-type="float">
            <text:p>1315,4</text:p>
          </table:table-cell>
          <table:table-cell table:style-name="ce4" office:value-type="float" office:value="286.999" calcext:value-type="float">
            <text:p>286,999</text:p>
          </table:table-cell>
          <table:table-cell table:style-name="ce4" office:value-type="float" office:value="62.3587" calcext:value-type="float">
            <text:p>62,3587</text:p>
          </table:table-cell>
          <table:table-cell table:style-name="ce4" office:value-type="float" office:value="13.2885" calcext:value-type="float">
            <text:p>13,2885</text:p>
          </table:table-cell>
          <table:table-cell table:style-name="ce4" office:value-type="float" office:value="3.85424" calcext:value-type="float">
            <text:p>3,85424</text:p>
          </table:table-cell>
          <table:table-cell table:style-name="ce4" office:value-type="float" office:value="1.52588" calcext:value-type="float">
            <text:p>1,5258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=4</text:p>
          </table:table-cell>
          <table:table-cell table:style-name="ce5" office:value-type="float" office:value="3241250" calcext:value-type="float">
            <text:p>3,24E+06</text:p>
          </table:table-cell>
          <table:table-cell table:style-name="ce4" office:value-type="float" office:value="530974" calcext:value-type="float">
            <text:p>530974</text:p>
          </table:table-cell>
          <table:table-cell table:style-name="ce4" office:value-type="float" office:value="86983.9" calcext:value-type="float">
            <text:p>86983,9</text:p>
          </table:table-cell>
          <table:table-cell table:style-name="ce4" office:value-type="float" office:value="14249.7" calcext:value-type="float">
            <text:p>14249,7</text:p>
          </table:table-cell>
          <table:table-cell table:style-name="ce4" office:value-type="float" office:value="2334.2" calcext:value-type="float">
            <text:p>2334,2</text:p>
          </table:table-cell>
          <table:table-cell table:style-name="ce4" office:value-type="float" office:value="382.156" calcext:value-type="float">
            <text:p>382,156</text:p>
          </table:table-cell>
          <table:table-cell table:style-name="ce4" office:value-type="float" office:value="62.3587" calcext:value-type="float">
            <text:p>62,3587</text:p>
          </table:table-cell>
          <table:table-cell table:style-name="ce4" office:value-type="float" office:value="13.2885" calcext:value-type="float">
            <text:p>13,2885</text:p>
          </table:table-cell>
          <table:table-cell table:style-name="ce4" office:value-type="float" office:value="3.85424" calcext:value-type="float">
            <text:p>3,85424</text:p>
          </table:table-cell>
          <table:table-cell table:style-name="ce4" office:value-type="float" office:value="1.52588" calcext:value-type="float">
            <text:p>1,52588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3-02-12T22:30:45.252444361</dc:date>
    <meta:generator>LibreOffice/7.3.6.2$Linux_X86_64 LibreOffice_project/30$Build-2</meta:generator>
    <meta:editing-duration>PT2M39S</meta:editing-duration>
    <meta:editing-cycles>1</meta:editing-cycles>
    <meta:document-statistic meta:table-count="3" meta:cell-count="179" meta:object-count="3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6pt" fo:language="ru" fo:country="RU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maximum="3555210" chart:interval-major="5.6989700043360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fo:font-family="Calibri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chart>
      <chart:chart svg:width="32.226cm" svg:height="16.88cm" xlink:href=".." xlink:type="simple" chart:class="chart:line" chart:style-name="ch1">
        <chart:title svg:x="4.308cm" svg:y="0.325cm" chart:style-name="ch2">
          <text:p>График мат ожидания времени Θ(n) безотказной работы (N=65536, λ=10^-5, m=1)</text:p>
        </chart:title>
        <chart:legend chart:legend-position="bottom" svg:x="11.88cm" svg:y="16.308cm" style:legend-expansion="wide" chart:style-name="ch3"/>
        <chart:plot-area chart:style-name="ch4" table:cell-range-address="Лист1.A4:Лист1.K8" chart:data-source-has-labels="both" svg:x="-1.425cm" svg:y="1.121cm" svg:width="33.082cm" svg:height="14.602cm">
          <chart:coordinate-region svg:x="1.957cm" svg:y="1.308cm" svg:width="29.7cm" svg:height="13.945cm"/>
          <chart:axis chart:dimension="x" chart:name="primary-x" chart:style-name="ch5" chartooo:axis-type="auto">
            <chartooo:date-scale/>
            <chart:categories table:cell-range-address="Лист1.B4:Лист1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5:Лист1.K5" chart:label-cell-address="Лист1.A5:Лист1.A5" chart:class="chart:line">
            <chart:data-point chart:repeated="10"/>
          </chart:series>
          <chart:series chart:style-name="ch9" chart:values-cell-range-address="Лист1.B6:Лист1.K6" chart:label-cell-address="Лист1.A6:Лист1.A6" chart:class="chart:line">
            <chart:data-point chart:repeated="10"/>
          </chart:series>
          <chart:series chart:style-name="ch10" chart:values-cell-range-address="Лист1.B7:Лист1.K7" chart:label-cell-address="Лист1.A7:Лист1.A7" chart:class="chart:line">
            <chart:data-point chart:repeated="10"/>
          </chart:series>
          <chart:series chart:style-name="ch11" chart:values-cell-range-address="Лист1.B8:Лист1.K8" chart:label-cell-address="Лист1.A8:Лист1.A8" chart:class="chart:line">
            <chart:data-point chart:repeated="10"/>
          </chart:series>
          <chart:wall chart:style-name="ch12"/>
          <chart:floor chart:style-name="ch13"/>
        </chart:plot-area>
        <draw:custom-shape draw:name="TextBox 1" draw:style-name="gr1" draw:text-style-name="P2" svg:width="4.392cm" svg:height="0.66cm" svg:x="27.209cm" svg:y="16.059cm">
          <text:p text:style-name="P1"><text:span text:style-name="T1">n, </text:span><text:span text:style-name="T2">количество Э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4" svg:width="5.903cm" svg:height="0.818cm" draw:transform="rotate (1.5707963267949) translate (2.542cm 10.825cm)">
          <text:p text:style-name="P3"><text:span text:style-name="T3">Ɵ, </text:span><text:span text:style-name="T4">средняя наработка до отказ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5527">
                <text:p>65527</text:p>
                <draw:g>
                  <svg:desc>Лист1.B4:Лист1.K4</svg:desc>
                </draw:g>
              </table:table-cell>
              <table:table-cell office:value-type="float" office:value="65528">
                <text:p>65528</text:p>
              </table:table-cell>
              <table:table-cell office:value-type="float" office:value="65529">
                <text:p>65529</text:p>
              </table:table-cell>
              <table:table-cell office:value-type="float" office:value="65530">
                <text:p>65530</text:p>
              </table:table-cell>
              <table:table-cell office:value-type="float" office:value="65531">
                <text:p>65531</text:p>
              </table:table-cell>
              <table:table-cell office:value-type="float" office:value="65532">
                <text:p>65532</text:p>
              </table:table-cell>
              <table:table-cell office:value-type="float" office:value="65533">
                <text:p>65533</text:p>
              </table:table-cell>
              <table:table-cell office:value-type="float" office:value="65534">
                <text:p>65534</text:p>
              </table:table-cell>
              <table:table-cell office:value-type="float" office:value="65535">
                <text:p>65535</text:p>
              </table:table-cell>
              <table:table-cell office:value-type="float" office:value="65536">
                <text:p>65536</text:p>
              </table:table-cell>
            </table:table-row>
          </table:table-header-rows>
          <table:table-rows>
            <table:table-row>
              <table:table-cell office:value-type="string">
                <text:p>µ=1</text:p>
                <draw:g>
                  <svg:desc>Лист1.A5:Лист1.A5</svg:desc>
                </draw:g>
              </table:table-cell>
              <table:table-cell office:value-type="float" office:value="195.759">
                <text:p>195.759</text:p>
                <draw:g>
                  <svg:desc>Лист1.B5:Лист1.K5</svg:desc>
                </draw:g>
              </table:table-cell>
              <table:table-cell office:value-type="float" office:value="127.275">
                <text:p>127.275</text:p>
              </table:table-cell>
              <table:table-cell office:value-type="float" office:value="82.4007">
                <text:p>82.4007</text:p>
              </table:table-cell>
              <table:table-cell office:value-type="float" office:value="52.9964">
                <text:p>52.9964</text:p>
              </table:table-cell>
              <table:table-cell office:value-type="float" office:value="33.7285">
                <text:p>33.7285</text:p>
              </table:table-cell>
              <table:table-cell office:value-type="float" office:value="21.1026">
                <text:p>21.1026</text:p>
              </table:table-cell>
              <table:table-cell office:value-type="float" office:value="12.829">
                <text:p>12.829</text:p>
              </table:table-cell>
              <table:table-cell office:value-type="float" office:value="7.40721">
                <text:p>7.40721</text:p>
              </table:table-cell>
              <table:table-cell office:value-type="float" office:value="3.85424">
                <text:p>3.85424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µ=10</text:p>
                <draw:g>
                  <svg:desc>Лист1.A6:Лист1.A6</svg:desc>
                </draw:g>
              </table:table-cell>
              <table:table-cell office:value-type="float" office:value="73271700000">
                <text:p>73271700000</text:p>
                <draw:g>
                  <svg:desc>Лист1.B6:Лист1.K6</svg:desc>
                </draw:g>
              </table:table-cell>
              <table:table-cell office:value-type="float" office:value="4801280000">
                <text:p>4801280000</text:p>
              </table:table-cell>
              <table:table-cell office:value-type="float" office:value="314618000">
                <text:p>314618000</text:p>
              </table:table-cell>
              <table:table-cell office:value-type="float" office:value="20616600">
                <text:p>20616600</text:p>
              </table:table-cell>
              <table:table-cell office:value-type="float" office:value="1351010">
                <text:p>1351010</text:p>
              </table:table-cell>
              <table:table-cell office:value-type="float" office:value="88532.7">
                <text:p>88532.7</text:p>
              </table:table-cell>
              <table:table-cell office:value-type="float" office:value="5801.62">
                <text:p>5801.62</text:p>
              </table:table-cell>
              <table:table-cell office:value-type="float" office:value="380.098">
                <text:p>380.098</text:p>
              </table:table-cell>
              <table:table-cell office:value-type="float" office:value="24.8093">
                <text:p>24.8093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µ=100</text:p>
                <draw:g>
                  <svg:desc>Лист1.A7:Лист1.A7</svg:desc>
                </draw:g>
              </table:table-cell>
              <table:table-cell office:value-type="float" office:value="6.89215E+019">
                <text:p>6.89215E+019</text:p>
                <draw:g>
                  <svg:desc>Лист1.B7:Лист1.K7</svg:desc>
                </draw:g>
              </table:table-cell>
              <table:table-cell office:value-type="float" office:value="4.51622E+017">
                <text:p>4.51622E+017</text:p>
              </table:table-cell>
              <table:table-cell office:value-type="float" office:value="2959390000000000">
                <text:p>2959390000000000</text:p>
              </table:table-cell>
              <table:table-cell office:value-type="float" office:value="19392600000000">
                <text:p>19392600000000</text:p>
              </table:table-cell>
              <table:table-cell office:value-type="float" office:value="127079000000">
                <text:p>127079000000</text:p>
              </table:table-cell>
              <table:table-cell office:value-type="float" office:value="832764000">
                <text:p>832764000</text:p>
              </table:table-cell>
              <table:table-cell office:value-type="float" office:value="5457270">
                <text:p>5457270</text:p>
              </table:table-cell>
              <table:table-cell office:value-type="float" office:value="35763.1">
                <text:p>35763.1</text:p>
              </table:table-cell>
              <table:table-cell office:value-type="float" office:value="234.36">
                <text:p>234.36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µ=1000</text:p>
                <draw:g>
                  <svg:desc>Лист1.A8:Лист1.A8</svg:desc>
                </draw:g>
              </table:table-cell>
              <table:table-cell office:value-type="float" office:value="6.85147E+028">
                <text:p>6.85147E+028</text:p>
                <draw:g>
                  <svg:desc>Лист1.B8:Лист1.K8</svg:desc>
                </draw:g>
              </table:table-cell>
              <table:table-cell office:value-type="float" office:value="4.48956E+025">
                <text:p>4.48956E+025</text:p>
              </table:table-cell>
              <table:table-cell office:value-type="float" office:value="2.94192E+022">
                <text:p>2.94192E+022</text:p>
              </table:table-cell>
              <table:table-cell office:value-type="float" office:value="1.92781E+019">
                <text:p>1.92781E+019</text:p>
              </table:table-cell>
              <table:table-cell office:value-type="float" office:value="1.26329E+016">
                <text:p>1.26329E+016</text:p>
              </table:table-cell>
              <table:table-cell office:value-type="float" office:value="8278490000000">
                <text:p>8278490000000</text:p>
              </table:table-cell>
              <table:table-cell office:value-type="float" office:value="5425060000">
                <text:p>5425060000</text:p>
              </table:table-cell>
              <table:table-cell office:value-type="float" office:value="3555210">
                <text:p>3555210</text:p>
              </table:table-cell>
              <table:table-cell office:value-type="float" office:value="2329.87">
                <text:p>2329.87</text:p>
              </table:table-cell>
              <table:table-cell office:value-type="float" office:value="1.52588">
                <text:p>1.52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6pt" fo:language="ru" fo:country="RU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maximum="7E+041" chart:interval-major="4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fo:font-family="Calibri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chart>
      <chart:chart svg:width="33.858cm" svg:height="16.193cm" xlink:href=".." xlink:type="simple" chart:class="chart:line" chart:style-name="ch1">
        <chart:title svg:x="4.532cm" svg:y="0.231cm" chart:style-name="ch2">
          <text:p>График мат ожидания времени Θ(n) безотказной работы (N=65536, µ=1 час^-1, m=1)</text:p>
        </chart:title>
        <chart:legend chart:legend-position="bottom" svg:x="11.174cm" svg:y="15.621cm" style:legend-expansion="wide" chart:style-name="ch3"/>
        <chart:plot-area chart:style-name="ch4" table:cell-range-address="Лист2.A4:Лист2.K9" chart:data-source-has-labels="both" svg:x="0.677cm" svg:y="1.755cm" svg:width="32.504cm" svg:height="13.359cm">
          <chart:coordinate-region svg:x="5.17cm" svg:y="1.941cm" svg:width="28.011cm" svg:height="12.703cm"/>
          <chart:axis chart:dimension="x" chart:name="primary-x" chart:style-name="ch5" chartooo:axis-type="auto">
            <chartooo:date-scale/>
            <chart:categories table:cell-range-address="Лист2.B4:Лист2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2.B5:Лист2.K5" chart:label-cell-address="Лист2.A5:Лист2.A5" chart:class="chart:line">
            <chart:data-point chart:repeated="10"/>
          </chart:series>
          <chart:series chart:style-name="ch9" chart:values-cell-range-address="Лист2.B6:Лист2.K6" chart:label-cell-address="Лист2.A6:Лист2.A6" chart:class="chart:line">
            <chart:data-point chart:repeated="10"/>
          </chart:series>
          <chart:series chart:style-name="ch10" chart:values-cell-range-address="Лист2.B7:Лист2.K7" chart:label-cell-address="Лист2.A7:Лист2.A7" chart:class="chart:line">
            <chart:data-point chart:repeated="10"/>
          </chart:series>
          <chart:series chart:style-name="ch11" chart:values-cell-range-address="Лист2.B8:Лист2.K8" chart:label-cell-address="Лист2.A8:Лист2.A8" chart:class="chart:line">
            <chart:data-point chart:repeated="10"/>
          </chart:series>
          <chart:series chart:style-name="ch12" chart:values-cell-range-address="Лист2.B9:Лист2.K9" chart:label-cell-address="Лист2.A9:Лист2.A9" chart:class="chart:line">
            <chart:data-point chart:repeated="10"/>
          </chart:series>
          <chart:wall chart:style-name="ch13"/>
          <chart:floor chart:style-name="ch14"/>
        </chart:plot-area>
        <draw:custom-shape draw:name="TextBox 1" draw:style-name="gr1" draw:text-style-name="P2" svg:width="4.408cm" svg:height="0.66cm" svg:x="29.229cm" svg:y="15.222cm">
          <text:p text:style-name="P1"><text:span text:style-name="T1">n, </text:span><text:span text:style-name="T2">количество Э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svg:width="5.903cm" svg:height="0.821cm" draw:transform="rotate (1.5707963267949) translate (2.541cm 10.12cm)">
          <text:p text:style-name="P1"><text:span text:style-name="T1">Ɵ, </text:span><text:span text:style-name="T2">средняя наработка до отказ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5527">
                <text:p>65527</text:p>
                <draw:g>
                  <svg:desc>Лист2.B4:Лист2.K4</svg:desc>
                </draw:g>
              </table:table-cell>
              <table:table-cell office:value-type="float" office:value="65528">
                <text:p>65528</text:p>
              </table:table-cell>
              <table:table-cell office:value-type="float" office:value="65529">
                <text:p>65529</text:p>
              </table:table-cell>
              <table:table-cell office:value-type="float" office:value="65530">
                <text:p>65530</text:p>
              </table:table-cell>
              <table:table-cell office:value-type="float" office:value="65531">
                <text:p>65531</text:p>
              </table:table-cell>
              <table:table-cell office:value-type="float" office:value="65532">
                <text:p>65532</text:p>
              </table:table-cell>
              <table:table-cell office:value-type="float" office:value="65533">
                <text:p>65533</text:p>
              </table:table-cell>
              <table:table-cell office:value-type="float" office:value="65534">
                <text:p>65534</text:p>
              </table:table-cell>
              <table:table-cell office:value-type="float" office:value="65535">
                <text:p>65535</text:p>
              </table:table-cell>
              <table:table-cell office:value-type="float" office:value="65536">
                <text:p>65536</text:p>
              </table:table-cell>
            </table:table-row>
          </table:table-header-rows>
          <table:table-rows>
            <table:table-row>
              <table:table-cell office:value-type="string">
                <text:p>λ=1E-5</text:p>
                <draw:g>
                  <svg:desc>Лист2.A5:Лист2.A5</svg:desc>
                </draw:g>
              </table:table-cell>
              <table:table-cell office:value-type="float" office:value="195.759">
                <text:p>195.759</text:p>
                <draw:g>
                  <svg:desc>Лист2.B5:Лист2.K5</svg:desc>
                </draw:g>
              </table:table-cell>
              <table:table-cell office:value-type="float" office:value="127.275">
                <text:p>127.275</text:p>
              </table:table-cell>
              <table:table-cell office:value-type="float" office:value="82.4007">
                <text:p>82.4007</text:p>
              </table:table-cell>
              <table:table-cell office:value-type="float" office:value="52.9964">
                <text:p>52.9964</text:p>
              </table:table-cell>
              <table:table-cell office:value-type="float" office:value="33.7285">
                <text:p>33.7285</text:p>
              </table:table-cell>
              <table:table-cell office:value-type="float" office:value="21.1026">
                <text:p>21.1026</text:p>
              </table:table-cell>
              <table:table-cell office:value-type="float" office:value="12.829">
                <text:p>12.829</text:p>
              </table:table-cell>
              <table:table-cell office:value-type="float" office:value="7.40721">
                <text:p>7.40721</text:p>
              </table:table-cell>
              <table:table-cell office:value-type="float" office:value="3.85424">
                <text:p>3.85424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λ=1E-6</text:p>
                <draw:g>
                  <svg:desc>Лист2.A6:Лист2.A6</svg:desc>
                </draw:g>
              </table:table-cell>
              <table:table-cell office:value-type="float" office:value="732717000000">
                <text:p>732717000000</text:p>
                <draw:g>
                  <svg:desc>Лист2.B6:Лист2.K6</svg:desc>
                </draw:g>
              </table:table-cell>
              <table:table-cell office:value-type="float" office:value="48012800000">
                <text:p>48012800000</text:p>
              </table:table-cell>
              <table:table-cell office:value-type="float" office:value="3146180000">
                <text:p>3146180000</text:p>
              </table:table-cell>
              <table:table-cell office:value-type="float" office:value="206166000">
                <text:p>206166000</text:p>
              </table:table-cell>
              <table:table-cell office:value-type="float" office:value="13510100">
                <text:p>13510100</text:p>
              </table:table-cell>
              <table:table-cell office:value-type="float" office:value="885327">
                <text:p>885327</text:p>
              </table:table-cell>
              <table:table-cell office:value-type="float" office:value="58016.2">
                <text:p>58016.2</text:p>
              </table:table-cell>
              <table:table-cell office:value-type="float" office:value="3800.98">
                <text:p>3800.98</text:p>
              </table:table-cell>
              <table:table-cell office:value-type="float" office:value="248.093">
                <text:p>248.093</text:p>
              </table:table-cell>
              <table:table-cell office:value-type="float" office:value="15.2588">
                <text:p>15.2588</text:p>
              </table:table-cell>
            </table:table-row>
            <table:table-row>
              <table:table-cell office:value-type="string">
                <text:p>λ=1E-7</text:p>
                <draw:g>
                  <svg:desc>Лист2.A7:Лист2.A7</svg:desc>
                </draw:g>
              </table:table-cell>
              <table:table-cell office:value-type="float" office:value="6.89215E+021">
                <text:p>6.89215E+021</text:p>
                <draw:g>
                  <svg:desc>Лист2.B7:Лист2.K7</svg:desc>
                </draw:g>
              </table:table-cell>
              <table:table-cell office:value-type="float" office:value="4.51622E+019">
                <text:p>4.51622E+019</text:p>
              </table:table-cell>
              <table:table-cell office:value-type="float" office:value="2.95939E+017">
                <text:p>2.95939E+017</text:p>
              </table:table-cell>
              <table:table-cell office:value-type="float" office:value="1939260000000000">
                <text:p>1939260000000000</text:p>
              </table:table-cell>
              <table:table-cell office:value-type="float" office:value="12707900000000">
                <text:p>12707900000000</text:p>
              </table:table-cell>
              <table:table-cell office:value-type="float" office:value="83276400000">
                <text:p>83276400000</text:p>
              </table:table-cell>
              <table:table-cell office:value-type="float" office:value="545727000">
                <text:p>545727000</text:p>
              </table:table-cell>
              <table:table-cell office:value-type="float" office:value="3576310">
                <text:p>3576310</text:p>
              </table:table-cell>
              <table:table-cell office:value-type="float" office:value="23436">
                <text:p>23436</text:p>
              </table:table-cell>
              <table:table-cell office:value-type="float" office:value="152.588">
                <text:p>152.588</text:p>
              </table:table-cell>
            </table:table-row>
            <table:table-row>
              <table:table-cell office:value-type="string">
                <text:p>λ=1E-8</text:p>
                <draw:g>
                  <svg:desc>Лист2.A8:Лист2.A8</svg:desc>
                </draw:g>
              </table:table-cell>
              <table:table-cell office:value-type="float" office:value="6.85147E+031">
                <text:p>6.85147E+031</text:p>
                <draw:g>
                  <svg:desc>Лист2.B8:Лист2.K8</svg:desc>
                </draw:g>
              </table:table-cell>
              <table:table-cell office:value-type="float" office:value="4.48956E+028">
                <text:p>4.48956E+028</text:p>
              </table:table-cell>
              <table:table-cell office:value-type="float" office:value="2.94192E+025">
                <text:p>2.94192E+025</text:p>
              </table:table-cell>
              <table:table-cell office:value-type="float" office:value="1.92781E+022">
                <text:p>1.92781E+022</text:p>
              </table:table-cell>
              <table:table-cell office:value-type="float" office:value="1.26329E+019">
                <text:p>1.26329E+019</text:p>
              </table:table-cell>
              <table:table-cell office:value-type="float" office:value="8278490000000000">
                <text:p>8278490000000000</text:p>
              </table:table-cell>
              <table:table-cell office:value-type="float" office:value="5425060000000">
                <text:p>5425060000000</text:p>
              </table:table-cell>
              <table:table-cell office:value-type="float" office:value="3555210000">
                <text:p>3555210000</text:p>
              </table:table-cell>
              <table:table-cell office:value-type="float" office:value="2329870">
                <text:p>2329870</text:p>
              </table:table-cell>
              <table:table-cell office:value-type="float" office:value="1525.88">
                <text:p>1525.88</text:p>
              </table:table-cell>
            </table:table-row>
            <table:table-row>
              <table:table-cell office:value-type="string">
                <text:p>λ=1E-9</text:p>
                <draw:g>
                  <svg:desc>Лист2.A9:Лист2.A9</svg:desc>
                </draw:g>
              </table:table-cell>
              <table:table-cell office:value-type="float" office:value="6.84743E+041">
                <text:p>6.84743E+041</text:p>
                <draw:g>
                  <svg:desc>Лист2.B9:Лист2.K9</svg:desc>
                </draw:g>
              </table:table-cell>
              <table:table-cell office:value-type="float" office:value="4.48691E+037">
                <text:p>4.48691E+037</text:p>
              </table:table-cell>
              <table:table-cell office:value-type="float" office:value="2.94018E+033">
                <text:p>2.94018E+033</text:p>
              </table:table-cell>
              <table:table-cell office:value-type="float" office:value="1.92667E+029">
                <text:p>1.92667E+029</text:p>
              </table:table-cell>
              <table:table-cell office:value-type="float" office:value="1.26255E+025">
                <text:p>1.26255E+025</text:p>
              </table:table-cell>
              <table:table-cell office:value-type="float" office:value="8.27361E+020">
                <text:p>8.27361E+020</text:p>
              </table:table-cell>
              <table:table-cell office:value-type="float" office:value="5.42186E+016">
                <text:p>5.42186E+016</text:p>
              </table:table-cell>
              <table:table-cell office:value-type="float" office:value="3553110000000">
                <text:p>3553110000000</text:p>
              </table:table-cell>
              <table:table-cell office:value-type="float" office:value="232849000">
                <text:p>232849000</text:p>
              </table:table-cell>
              <table:table-cell office:value-type="float" office:value="15258.8">
                <text:p>1525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6pt" fo:language="ru" fo:country="RU" style:font-size-asian="16pt" style:font-size-complex="16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maximum="33000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fo:font-family="Calibri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chart>
      <chart:chart svg:width="33.179cm" svg:height="16.88cm" xlink:href=".." xlink:type="simple" chart:class="chart:line" chart:style-name="ch1">
        <chart:title svg:x="3.828cm" svg:y="0.227cm" chart:style-name="ch2">
          <text:p>График мат ожидания времени Θ(n) безотказной работы (N=65536, µ=1 час^-1, λ=10^-5)</text:p>
        </chart:title>
        <chart:legend chart:legend-position="bottom" svg:x="12.779cm" svg:y="16.308cm" style:legend-expansion="wide" chart:style-name="ch3"/>
        <chart:plot-area chart:style-name="ch4" table:cell-range-address="Лист3.A4:Лист3.K8" chart:data-source-has-labels="both" svg:x="0.838cm" svg:y="1.244cm" svg:width="31.906cm" svg:height="14.515cm">
          <chart:coordinate-region svg:x="2.421cm" svg:y="1.43cm" svg:width="30.323cm" svg:height="13.859cm"/>
          <chart:axis chart:dimension="x" chart:name="primary-x" chart:style-name="ch5" chartooo:axis-type="auto">
            <chartooo:date-scale/>
            <chart:categories table:cell-range-address="Лист3.B4:Лист3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3.B5:Лист3.K5" chart:label-cell-address="Лист3.A5:Лист3.A5" chart:class="chart:line">
            <chart:data-point chart:repeated="10"/>
          </chart:series>
          <chart:series chart:style-name="ch9" chart:values-cell-range-address="Лист3.B6:Лист3.K6" chart:label-cell-address="Лист3.A6:Лист3.A6" chart:class="chart:line">
            <chart:data-point chart:repeated="10"/>
          </chart:series>
          <chart:series chart:style-name="ch10" chart:values-cell-range-address="Лист3.B7:Лист3.K7" chart:label-cell-address="Лист3.A7:Лист3.A7" chart:class="chart:line">
            <chart:data-point chart:repeated="10"/>
          </chart:series>
          <chart:series chart:style-name="ch11" chart:values-cell-range-address="Лист3.B8:Лист3.K8" chart:label-cell-address="Лист3.A8:Лист3.A8" chart:class="chart:line">
            <chart:data-point chart:repeated="10"/>
          </chart:series>
          <chart:wall chart:style-name="ch12"/>
          <chart:floor chart:style-name="ch13"/>
        </chart:plot-area>
        <draw:custom-shape draw:name="TextBox 1" draw:style-name="gr1" draw:text-style-name="P2" svg:width="5.903cm" svg:height="0.813cm" draw:transform="rotate (1.5707963267949) translate (2.545cm 11.204cm)">
          <text:p text:style-name="P1"><text:span text:style-name="T1">Ɵ, </text:span><text:span text:style-name="T2">средняя наработка до отказ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2" svg:width="4.362cm" svg:height="0.66cm" svg:x="28.044cm" svg:y="15.935cm">
          <text:p text:style-name="P1"><text:span text:style-name="T1">n, </text:span><text:span text:style-name="T2">количество Э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65527">
                <text:p>65527</text:p>
                <draw:g>
                  <svg:desc>Лист3.B4:Лист3.K4</svg:desc>
                </draw:g>
              </table:table-cell>
              <table:table-cell office:value-type="float" office:value="65528">
                <text:p>65528</text:p>
              </table:table-cell>
              <table:table-cell office:value-type="float" office:value="65529">
                <text:p>65529</text:p>
              </table:table-cell>
              <table:table-cell office:value-type="float" office:value="65530">
                <text:p>65530</text:p>
              </table:table-cell>
              <table:table-cell office:value-type="float" office:value="65531">
                <text:p>65531</text:p>
              </table:table-cell>
              <table:table-cell office:value-type="float" office:value="65532">
                <text:p>65532</text:p>
              </table:table-cell>
              <table:table-cell office:value-type="float" office:value="65533">
                <text:p>65533</text:p>
              </table:table-cell>
              <table:table-cell office:value-type="float" office:value="65534">
                <text:p>65534</text:p>
              </table:table-cell>
              <table:table-cell office:value-type="float" office:value="65535">
                <text:p>65535</text:p>
              </table:table-cell>
              <table:table-cell office:value-type="float" office:value="65536">
                <text:p>65536</text:p>
              </table:table-cell>
            </table:table-row>
          </table:table-header-rows>
          <table:table-rows>
            <table:table-row>
              <table:table-cell office:value-type="string">
                <text:p>m=1</text:p>
                <draw:g>
                  <svg:desc>Лист3.A5:Лист3.A5</svg:desc>
                </draw:g>
              </table:table-cell>
              <table:table-cell office:value-type="float" office:value="195.759">
                <text:p>195.759</text:p>
                <draw:g>
                  <svg:desc>Лист3.B5:Лист3.K5</svg:desc>
                </draw:g>
              </table:table-cell>
              <table:table-cell office:value-type="float" office:value="127.275">
                <text:p>127.275</text:p>
              </table:table-cell>
              <table:table-cell office:value-type="float" office:value="82.4007">
                <text:p>82.4007</text:p>
              </table:table-cell>
              <table:table-cell office:value-type="float" office:value="52.9964">
                <text:p>52.9964</text:p>
              </table:table-cell>
              <table:table-cell office:value-type="float" office:value="33.7285">
                <text:p>33.7285</text:p>
              </table:table-cell>
              <table:table-cell office:value-type="float" office:value="21.1026">
                <text:p>21.1026</text:p>
              </table:table-cell>
              <table:table-cell office:value-type="float" office:value="12.829">
                <text:p>12.829</text:p>
              </table:table-cell>
              <table:table-cell office:value-type="float" office:value="7.40721">
                <text:p>7.40721</text:p>
              </table:table-cell>
              <table:table-cell office:value-type="float" office:value="3.85424">
                <text:p>3.85424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m=2</text:p>
                <draw:g>
                  <svg:desc>Лист3.A6:Лист3.A6</svg:desc>
                </draw:g>
              </table:table-cell>
              <table:table-cell office:value-type="float" office:value="34613.4">
                <text:p>34613.4</text:p>
                <draw:g>
                  <svg:desc>Лист3.B6:Лист3.K6</svg:desc>
                </draw:g>
              </table:table-cell>
              <table:table-cell office:value-type="float" office:value="11340.1">
                <text:p>11340.1</text:p>
              </table:table-cell>
              <table:table-cell office:value-type="float" office:value="3714.96">
                <text:p>3714.96</text:p>
              </table:table-cell>
              <table:table-cell office:value-type="float" office:value="1216.69">
                <text:p>1216.69</text:p>
              </table:table-cell>
              <table:table-cell office:value-type="float" office:value="398.148">
                <text:p>398.148</text:p>
              </table:table-cell>
              <table:table-cell office:value-type="float" office:value="129.955">
                <text:p>129.955</text:p>
              </table:table-cell>
              <table:table-cell office:value-type="float" office:value="42.0811">
                <text:p>42.0811</text:p>
              </table:table-cell>
              <table:table-cell office:value-type="float" office:value="13.2885">
                <text:p>13.2885</text:p>
              </table:table-cell>
              <table:table-cell office:value-type="float" office:value="3.85424">
                <text:p>3.85424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m=3</text:p>
                <draw:g>
                  <svg:desc>Лист3.A7:Лист3.A7</svg:desc>
                </draw:g>
              </table:table-cell>
              <table:table-cell office:value-type="float" office:value="578047">
                <text:p>578047</text:p>
                <draw:g>
                  <svg:desc>Лист3.B7:Лист3.K7</svg:desc>
                </draw:g>
              </table:table-cell>
              <table:table-cell office:value-type="float" office:value="126259">
                <text:p>126259</text:p>
              </table:table-cell>
              <table:table-cell office:value-type="float" office:value="27577.9">
                <text:p>27577.9</text:p>
              </table:table-cell>
              <table:table-cell office:value-type="float" office:value="6023.51">
                <text:p>6023.51</text:p>
              </table:table-cell>
              <table:table-cell office:value-type="float" office:value="1315.4">
                <text:p>1315.4</text:p>
              </table:table-cell>
              <table:table-cell office:value-type="float" office:value="286.999">
                <text:p>286.999</text:p>
              </table:table-cell>
              <table:table-cell office:value-type="float" office:value="62.3587">
                <text:p>62.3587</text:p>
              </table:table-cell>
              <table:table-cell office:value-type="float" office:value="13.2885">
                <text:p>13.2885</text:p>
              </table:table-cell>
              <table:table-cell office:value-type="float" office:value="3.85424">
                <text:p>3.85424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m=4</text:p>
                <draw:g>
                  <svg:desc>Лист3.A8:Лист3.A8</svg:desc>
                </draw:g>
              </table:table-cell>
              <table:table-cell office:value-type="float" office:value="3241250">
                <text:p>3241250</text:p>
                <draw:g>
                  <svg:desc>Лист3.B8:Лист3.K8</svg:desc>
                </draw:g>
              </table:table-cell>
              <table:table-cell office:value-type="float" office:value="530974">
                <text:p>530974</text:p>
              </table:table-cell>
              <table:table-cell office:value-type="float" office:value="86983.9">
                <text:p>86983.9</text:p>
              </table:table-cell>
              <table:table-cell office:value-type="float" office:value="14249.7">
                <text:p>14249.7</text:p>
              </table:table-cell>
              <table:table-cell office:value-type="float" office:value="2334.2">
                <text:p>2334.2</text:p>
              </table:table-cell>
              <table:table-cell office:value-type="float" office:value="382.156">
                <text:p>382.156</text:p>
              </table:table-cell>
              <table:table-cell office:value-type="float" office:value="62.3587">
                <text:p>62.3587</text:p>
              </table:table-cell>
              <table:table-cell office:value-type="float" office:value="13.2885">
                <text:p>13.2885</text:p>
              </table:table-cell>
              <table:table-cell office:value-type="float" office:value="3.85424">
                <text:p>3.85424</text:p>
              </table:table-cell>
              <table:table-cell office:value-type="float" office:value="1.52588">
                <text:p>1.52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